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outline1">
      <style:graphic-properties fo:min-height="4.293cm"/>
      <style:paragraph-properties style:writing-mode="lr-tb"/>
    </style:style>
    <style:style style:name="P1" style:family="paragraph">
      <style:paragraph-properties style:writing-mode="lr-tb"/>
      <style:text-properties fo:font-size="43pt" style:font-size-asian="43pt" style:font-size-complex="43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style:font-name="游ゴシック Medium" fo:font-size="28pt" style:font-name-asian="游ゴシック Medium" style:font-size-asian="28pt" style:font-size-complex="28pt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style:font-name="游ゴシック Medium" fo:font-weight="bold" style:font-name-asian="游ゴシック Medium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游ゴシック Medium" fo:font-size="28pt" style:font-name-asian="游ゴシック Medium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style:font-name="游ゴシック Medium1" fo:font-weight="bold" style:font-name-asian="游ゴシック Medium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チーム『ネコなべしま』</text:span></text:p>
            <text:p/>
            <text:p>小堀　優香(ドキュメントリーダー)</text:p>
            <text:p>中島　　環(プロジェクトリーダー)</text:p>
            <text:p>根岸　英介(テストリーダー)　　　</text:p>
            <text:p>渡邉　健成(テクニカルリーダー)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4" draw:layer="layout" svg:width="25cm" svg:height="2.5cm" svg:x="1.5cm" svg:y="0.5cm" presentation:class="title">
          <draw:text-box>
            <text:p><text:span text:style-name="T3">アウトライン</text:span></text:p>
          </draw:text-box>
        </draw:frame>
        <draw:frame presentation:style-name="pr5" draw:text-style-name="P5" draw:layer="layout" svg:width="12.199cm" svg:height="9cm" svg:x="1.5cm" svg:y="3.5cm" presentation:class="outline">
          <draw:text-box>
            <text:list text:style-name="L2">
              <text:list-item>
                <text:p><text:span text:style-name="T4">1</text:span><text:span text:style-name="T4">　チームの目標</text:span></text:p>
                <text:p><text:span text:style-name="T4">　</text:span></text:p>
              </text:list-item>
              <text:list-item>
                <text:p><text:span text:style-name="T4">2</text:span><text:span text:style-name="T4">　各個人の目標</text:span></text:p>
                <text:p><text:span text:style-name="T4"/></text:p>
              </text:list-item>
              <text:list-item>
                <text:p><text:span text:style-name="T4">3</text:span><text:span text:style-name="T4">　作成物概要</text:span></text:p>
                <text:p><text:span text:style-name="T4"/></text:p>
              </text:list-item>
              <text:list-item>
                <text:p><text:span text:style-name="T4">4</text:span><text:span text:style-name="T4">　デモ</text:span></text:p>
              </text:list-item>
            </text:list>
          </draw:text-box>
        </draw:frame>
        <draw:frame presentation:style-name="pr6" draw:text-style-name="P6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5">5</text:span><text:span text:style-name="T5">　工夫した点</text:span></text:p>
                <text:p><text:span text:style-name="T5">　</text:span></text:p>
              </text:list-item>
              <text:list-item>
                <text:p><text:span text:style-name="T5">6</text:span><text:span text:style-name="T5">　苦労した点</text:span></text:p>
                <text:p><text:span text:style-name="T5"/></text:p>
              </text:list-item>
              <text:list-item>
                <text:p><text:span text:style-name="T5">7</text:span><text:span text:style-name="T5">　今後の課題</text:span></text:p>
                <text:p><text:span text:style-name="T5"/></text:p>
              </text:list-item>
              <text:list-item>
                <text:p><text:span text:style-name="T5">8</text:span><text:span text:style-name="T5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7" draw:layer="layout" svg:width="25cm" svg:height="2.5cm" svg:x="1.5cm" svg:y="0.5cm" presentation:class="title">
          <draw:text-box>
            <text:p><text:span text:style-name="T6">1.</text:span><text:span text:style-name="T6">　チームの目標</text:span></text:p>
          </draw:text-box>
        </draw:frame>
        <draw:frame presentation:style-name="pr9" draw:text-style-name="P8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7">①</text:span><text:span text:style-name="T7">消費者・管理者、双方の視点に立って、どちらにとっても使いやすいお買い物サイトを製作す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7" draw:layer="layout" svg:width="25cm" svg:height="2.5cm" svg:x="1.5cm" svg:y="0.5cm" presentation:class="title">
          <draw:text-box>
            <text:p><text:span text:style-name="T6">2.</text:span><text:span text:style-name="T6">　各個人の目標</text:span></text:p>
          </draw:text-box>
        </draw:frame>
        <draw:frame presentation:style-name="pr12" draw:text-style-name="P9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小さな事でも考えられる事象を可能な限り思い浮かべテ　　　　　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8">3.</text:span><text:span text:style-name="T8">　作成物概要</text:span></text:p>
          </draw:text-box>
        </draw:frame>
        <draw:frame presentation:style-name="pr15" draw:text-style-name="P9" draw:layer="layout" svg:width="25cm" svg:height="9cm" svg:x="1.5cm" svg:y="3.5cm" presentation:class="outline">
          <draw:text-box>
            <text:list text:style-name="L2">
              <text:list-header>
                <text:p>①エラー修正(中島、根岸)</text:p>
                <text:p><text:s text:c="5"/>・注文後、カート内を初期化する</text:p>
                <text:p>②カート内で購入量増減(小堀、渡邉)</text:p>
                <text:p>　 <text:s/>・「+」を押すと個数と小計が増加する</text:p>
                <text:p><text:s text:c="6"/>・「-」を押すと個数を小計が減少する</text:p>
                <text:p>③管理者画面へログインする(小堀、渡邉)</text:p>
                <text:p>④詳細情報の入力、追記</text:p>
                <text:p><text:s text:c="6"/>・データベースの新しい列の追加(中島)</text:p>
                <text:p><text:s text:c="6"/>・データベースへ追記(渡邉、中島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8">3.</text:span><text:span text:style-name="T8">　作成物概要</text:span></text:p>
          </draw:text-box>
        </draw:frame>
        <draw:frame presentation:style-name="pr15" draw:text-style-name="P9" draw:layer="layout" svg:width="25cm" svg:height="9cm" svg:x="1.5cm" svg:y="3.5cm" presentation:class="outline">
          <draw:text-box>
            <text:list text:style-name="L2">
              <text:list-header>
                <text:p>⑤詳細情報の出力(小堀)</text:p>
                <text:p>⑥詳細情報の削除</text:p>
                <text:p><text:s text:c="6"/>・データベースからの削除(中島、根岸)</text:p>
                <text:p>⑦新規商品の追加</text:p>
                <text:p><text:s text:c="6"/>・データベースへの追加(中島)</text:p>
                <text:p><text:s text:c="6"/>・消費者画面への出力(中島)</text:p>
                <text:p>⑧商品の削除</text:p>
                <text:p><text:s text:c="6"/>・データベースからレコードを削除(中島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4T18">
        <office:forms form:automatic-focus="false" form:apply-design-mode="false"/>
        <draw:frame presentation:style-name="pr1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17" draw:layer="layout" svg:width="12.199cm" svg:height="4.292cm" svg:x="1.5cm" svg:y="3.5cm" presentation:class="outline">
          <draw:text-box>
            <text:list text:style-name="L2">
              <text:list-item>
                <text:p>小堀</text:p>
              </text:list-item>
            </text:list>
          </draw:text-box>
        </draw:frame>
        <draw:frame presentation:style-name="pr17" draw:layer="layout" svg:width="12.199cm" svg:height="4.292cm" svg:x="14.31cm" svg:y="3.5cm" presentation:class="outline">
          <draw:text-box>
            <text:list text:style-name="L2">
              <text:list-item>
                <text:p>中島</text:p>
              </text:list-item>
            </text:list>
          </draw:text-box>
        </draw:frame>
        <draw:frame presentation:style-name="pr17" draw:layer="layout" svg:width="12.199cm" svg:height="4.292cm" svg:x="1.5cm" svg:y="8.201cm" presentation:class="outline">
          <draw:text-box>
            <text:list text:style-name="L2">
              <text:list-item>
                <text:p>根岸</text:p>
              </text:list-item>
            </text:list>
          </draw:text-box>
        </draw:frame>
        <draw:frame presentation:style-name="pr17" draw:layer="layout" svg:width="12.199cm" svg:height="4.292cm" svg:x="14.31cm" svg:y="8.201cm" presentation:class="outline">
          <draw:text-box>
            <text:list text:style-name="L2">
              <text:list-item>
                <text:p>渡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 presentation:user-transformed="true">
          <draw:text-box>
            <text:p><text:span text:style-name="T6">4.</text:span><text:span text:style-name="T6">　デモ</text:span></text:p>
          </draw:text-box>
        </draw:frame>
        <draw:frame presentation:style-name="pr15" draw:text-style-name="P9" draw:layer="layout" svg:width="25cm" svg:height="9cm" svg:x="1.5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1" draw:text-style-name="P4" draw:layer="layout" svg:width="25cm" svg:height="2.5cm" svg:x="1.5cm" svg:y="0.5cm" presentation:class="title">
          <draw:text-box>
            <text:p><text:span text:style-name="T3">5.</text:span><text:span text:style-name="T3">　工夫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>
          <draw:text-box>
            <text:p><text:span text:style-name="T6">6.</text:span><text:span text:style-name="T6">　苦労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3T1">
        <office:forms form:automatic-focus="false" form:apply-design-mode="false"/>
        <draw:frame presentation:style-name="pr14" draw:text-style-name="P4" draw:layer="layout" svg:width="25cm" svg:height="2.5cm" svg:x="1.5cm" svg:y="0.5cm" presentation:class="title">
          <draw:text-box>
            <text:p><text:span text:style-name="T3">7.</text:span><text:span text:style-name="T3">　今後の課題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>
          <draw:text-box>
            <text:p><text:span text:style-name="T6">8.</text:span><text:span text:style-name="T6">　総括</text:span></text:p>
          </draw:text-box>
        </draw:frame>
        <draw:frame presentation:style-name="pr15" draw:text-style-name="P9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1H14M18S</meta:editing-duration>
    <meta:editing-cycles>15</meta:editing-cycles>
    <meta:generator>LibreOffice/7.1.0.3$Windows_X86_64 LibreOffice_project/f6099ecf3d29644b5008cc8f48f42f4a40986e4c</meta:generator>
    <dc:title>Forestbird</dc:title>
    <dc:date>2021-05-27T17:56:17.431000000</dc:date>
    <meta:document-statistic meta:object-count="315"/>
  </office:meta>
</office:document-meta>
</file>